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ey Park</text:p>
      <text:p text:style-name="P1">CS 362</text:p>
      <text:p text:style-name="P1">5/1/2012</text:p>
      <text:p text:style-name="P1"/>
      <text:p text:style-name="P2">Tester-code Report</text:p>
      <text:p text:style-name="P2"/>
      <text:p text:style-name="P3"><text:tab/>When I started my testing I used three different people's dominion code to test off of before I was sure that my tests would work. I went off of Brandon West, and Andrew O'mara's code because their code is similar since we know each other and I could talk with them about the code. Then I used Ben Rand's code because he is in my group and I know him so if I had questions I could contact him for answers.</text:p>
      <text:p text:style-name="P3"><text:tab/>First test method I set up was a test to make sure that a card was actually bought. My code was:</text:p>
      <text:p text:style-name="P3">int checkBuyCardPass(int p, struct gameState *post) {<text:line-break/><text:tab/>struct gameState pre;<text:line-break/><text:tab/>memcpy (&amp;pre, post, sizeof(struct gameState));<text:line-break/><text:tab/>int r;<text:line-break/><text:tab/>printf ("buyCard PRE: p %d HC %d DeC %d DiC %d\n", p, pre.handCount[p], pre.deckCount[p], pre.discardCount[p]);<text:line-break/><text:tab/>r = buyCard (p, post);<text:line-break/><text:tab/>printf ("buyCard POST: p %d HC %d DeC %d DiC %d\n", p, post-&gt;handCount[p], post-&gt;deckCount[p], post-&gt;discardCount[p]);<text:line-break/><text:tab/>assert (r == 0);<text:line-break/><text:tab/>return 0;<text:line-break/>}</text:p>
      <text:p text:style-name="P3">Then I did the same thing for a test to make sure there was no card bought. All I did was change the assert (r == 0) to assert (r != 0).</text:p>
      <text:p text:style-name="P3"><text:tab/>First way I tested the code was giving the player 8 coins(most expensive card), and making sure they could simply buy a card by testing if you can buy all the cards. I tested this by in the main I used the code:</text:p>
      <text:p text:style-name="P3"><text:tab/>for(p = 0; p &lt; 17; p++){<text:line-break/><text:tab/><text:tab/>G.coins = 8;<text:line-break/><text:tab/><text:tab/>checkBuyCardPass(p, &amp;G);<text:line-break/><text:tab/>}<text:line-break/><text:tab/>printf ("Buying any cards test passed\n");</text:p>
      <text:p text:style-name="P3">This test helped me find problems with my buy card method in my dominion.c code. When I first started messing with it I thought I was writing a simple test wrong, but then I tried my test on anothers code and it worked.</text:p>
      <text:p text:style-name="P3"><text:tab/>Next I used the checkBuyCardFail method to make sure that with no money at all you were unable to buy any cards. I used the code:</text:p>
      <text:p text:style-name="P3"><text:tab/>for(p = 0; p &lt; 17; p++){<text:line-break/><text:tab/><text:tab/>G.coins = -1;<text:line-break/><text:tab/><text:tab/>checkBuyCardFail(p, &amp;G);<text:line-break/><text:tab/>}<text:line-break/><text:tab/>printf ("Buy fail test passed\n");</text:p>
      <text:p text:style-name="P3">This code helped me make sure that my code worked in the sense that if you didn't have the money to buy a card it wouldn't allow you to.</text:p>
      <text:p text:style-name="P3"><text:tab/>The last thing I tested for was to make sure that money would subtract right. So I made it purchase two things with only enough money to buy one, and made sure that it denied the second purchase. To test this I used:</text:p>
      <text:p text:style-name="P3"><text:soft-page-break/><text:tab/>G.coins = 5;<text:line-break/><text:tab/>checkBuyCardPass(silver, &amp;G);<text:line-break/><text:tab/>checkBuyCardFail(silver, &amp;G);<text:line-break/><text:tab/>printf ("Double card buy test passed\n");</text:p>
      <text:p text:style-name="P3">This reinforced that someone's code would subtract the coins after a purchase was made.</text:p>
      <text:p text:style-name="P3"><text:tab/>These tests were just the start of my testing process, to make sure that the basics of buyCard method works because without the basics there is no point in testing an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1T18:13:11.28</meta:creation-date>
    <dc:date>2012-05-01T21:10:43.83</dc:date>
    <meta:editing-duration>PT1H29M55S</meta:editing-duration>
    <meta:editing-cycles>5</meta:editing-cycles>
    <meta:generator>OpenOffice.org/3.3$Win32 OpenOffice.org_project/330m20$Build-9567</meta:generator>
    <meta:document-statistic meta:table-count="0" meta:image-count="0" meta:object-count="0" meta:page-count="2" meta:paragraph-count="18" meta:word-count="480" meta:character-count="2623"/>
  </office:meta>
</office:document-meta>
</file>